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190000033D45B0F8A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08cm, 0cm)" draw:image-opacity="100%" style:mirror="none"/>
    </style:style>
    <style:style style:name="gr2" style:family="graphic" style:parent-style-name="standard">
      <style:graphic-properties draw:fill-color="#00cc00" draw:textarea-vertical-align="middle"/>
    </style:style>
    <style:style style:name="gr3" style:family="graphic" style:parent-style-name="standard">
      <style:graphic-properties draw:fill-color="#ff3333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64cm"/>
    </style:style>
    <style:style style:name="gr5" style:family="graphic" style:parent-style-name="standard">
      <style:graphic-properties draw:stroke="none" svg:stroke-color="#000000" draw:fill="none" draw:fill-color="#ffffff" fo:min-height="2.17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family="Calibri" style:font-style-name="Ital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family="Calibri" style:font-style-name="Ital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Calibri" style:font-style-name="Italic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61cm" svg:height="11.219cm" svg:x="1.326cm" svg:y="3.966cm">
          <draw:image xlink:href="Pictures/10000000000006190000033D45B0F8A8.jpg" xlink:type="simple" xlink:show="embed" xlink:actuate="onLoad">
            <text:p/>
          </draw:image>
        </draw:frame>
        <draw:rect draw:style-name="gr2" draw:text-style-name="P1" draw:layer="layout" svg:width="1.767cm" svg:height="0.293cm" svg:x="23.876cm" svg:y="12.739cm">
          <text:p/>
        </draw:rect>
        <draw:rect draw:style-name="gr3" draw:text-style-name="P1" draw:layer="layout" svg:width="1.767cm" svg:height="0.293cm" svg:x="23.876cm" svg:y="14.056cm">
          <text:p/>
        </draw:rect>
        <draw:frame draw:style-name="gr4" draw:text-style-name="P3" draw:layer="layout" svg:width="4.953cm" svg:height="1.314cm" svg:x="-0.127cm" svg:y="2.369cm">
          <draw:text-box>
            <text:p text:style-name="P2"><text:span text:style-name="T1">Source road P.I.E</text:span></text:p>
          </draw:text-box>
        </draw:frame>
        <draw:frame draw:style-name="gr5" draw:text-style-name="P3" draw:layer="layout" svg:width="5.334cm" svg:height="2.42cm" svg:x="25.4cm" svg:y="2.279cm">
          <draw:text-box>
            <text:p text:style-name="P2"><text:span text:style-name="T1">Sink road P.I.E</text:span></text:p>
          </draw:text-box>
        </draw:frame>
        <draw:frame draw:style-name="gr6" draw:text-style-name="P3" draw:layer="layout" svg:width="3.068cm" svg:height="0.941cm" svg:x="25.507cm" svg:y="12.446cm">
          <draw:text-box>
            <text:p text:style-name="P2"><text:span text:style-name="T1">Off Ramp</text:span></text:p>
          </draw:text-box>
        </draw:frame>
        <draw:frame draw:style-name="gr6" draw:text-style-name="P3" draw:layer="layout" svg:width="2.718cm" svg:height="0.941cm" svg:x="25.654cm" svg:y="13.716cm">
          <draw:text-box>
            <text:p text:style-name="P2"><text:span text:style-name="T1">On Ramp</text:span></text:p>
          </draw:text-box>
        </draw:frame>
        <draw:line draw:style-name="gr7" draw:text-style-name="P1" draw:layer="layout" svg:x1="2.78cm" svg:y1="16.064cm" svg:x2="6.993cm" svg:y2="16.064cm">
          <text:p/>
        </draw:line>
        <draw:frame draw:style-name="gr6" draw:text-style-name="P5" draw:layer="layout" svg:width="6.85cm" svg:height="0.941cm" svg:x="6.993cm" svg:y="15.625cm">
          <draw:text-box>
            <text:p text:style-name="P4"><text:span text:style-name="T1">Direction of traffic flow</text:span></text:p>
          </draw:text-box>
        </draw:frame>
        <draw:line draw:style-name="gr8" draw:text-style-name="P1" draw:layer="layout" svg:x1="28.575cm" svg:y1="10.922cm" svg:x2="28.575cm" svg:y2="3.302cm">
          <text:p/>
        </draw:line>
        <draw:line draw:style-name="gr8" draw:text-style-name="P1" draw:layer="layout" svg:x1="1.651cm" svg:y1="6.35cm" svg:x2="1.651cm" svg:y2="3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7.5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5-08-06T17:42:09.43</meta:creation-date>
    <dc:date>2015-08-06T18:20:05.69</dc:date>
    <dc:creator>Abhinav Sunderrajan</dc:creator>
    <meta:editing-duration>PT32M39S</meta:editing-duration>
    <meta:editing-cycles>10</meta:editing-cycles>
    <meta:generator>OpenOffice/4.0.0$Win32 OpenOffice.org_project/400m3$Build-9702</meta:generator>
    <meta:document-statistic meta:object-count="11"/>
  </office:meta>
</office:document-meta>
</file>